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e1614" officeooo:paragraph-rsid="003e1614"/>
    </style:style>
    <style:style style:name="P2" style:family="paragraph" style:parent-style-name="Standard">
      <style:text-properties officeooo:rsid="003e1614" officeooo:paragraph-rsid="0038c374"/>
    </style:style>
    <style:style style:name="P3" style:family="paragraph" style:parent-style-name="Standard">
      <style:text-properties officeooo:rsid="00465b88" officeooo:paragraph-rsid="00465b88"/>
    </style:style>
    <style:style style:name="P4" style:family="paragraph" style:parent-style-name="Standard">
      <style:text-properties officeooo:rsid="0047d589" officeooo:paragraph-rsid="0047d589"/>
    </style:style>
    <style:style style:name="P5" style:family="paragraph" style:parent-style-name="Standard">
      <style:text-properties officeooo:rsid="00421dce" officeooo:paragraph-rsid="00421dce"/>
    </style:style>
    <style:style style:name="P6" style:family="paragraph" style:parent-style-name="Standard">
      <style:text-properties officeooo:rsid="003e1614" officeooo:paragraph-rsid="00454422"/>
    </style:style>
    <style:style style:name="P7" style:family="paragraph" style:parent-style-name="Standard">
      <style:text-properties officeooo:rsid="004d7bb3" officeooo:paragraph-rsid="004d7bb3"/>
    </style:style>
    <style:style style:name="P8" style:family="paragraph" style:parent-style-name="Standard">
      <style:text-properties officeooo:rsid="003aa854" officeooo:paragraph-rsid="003aa854"/>
    </style:style>
    <style:style style:name="P9" style:family="paragraph" style:parent-style-name="Standard">
      <style:text-properties officeooo:rsid="004e309a" officeooo:paragraph-rsid="004e309a"/>
    </style:style>
    <style:style style:name="T1" style:family="text">
      <style:text-properties officeooo:rsid="003e1614"/>
    </style:style>
    <style:style style:name="T2" style:family="text">
      <style:text-properties officeooo:rsid="0040e319"/>
    </style:style>
    <style:style style:name="T3" style:family="text">
      <style:text-properties officeooo:rsid="004380d9"/>
    </style:style>
    <style:style style:name="T4" style:family="text">
      <style:text-properties officeooo:rsid="00465b88"/>
    </style:style>
    <style:style style:name="T5" style:family="text">
      <style:text-properties officeooo:rsid="0048c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m= []</text:p>
      <text:p text:style-name="P7"/>
      <text:p text:style-name="P9">for i in 0..m.length/2-1 do</text:p>
      <text:p text:style-name="P9"><text:s text:c="2"/>for j in i..m.length-i-2 do</text:p>
      <text:p text:style-name="P9"/>
      <text:p text:style-name="P9"><text:s text:c="2"/><text:tab/>aux = m[i][j]</text:p>
      <text:p text:style-name="P9"><text:s text:c="2"/><text:tab/>m[i][j] = m[m.length-1-j][i]</text:p>
      <text:p text:style-name="P9"><text:s text:c="2"/><text:tab/>m[m.length-1-j][i] = m[m.length-1-i][m.length-1-j]</text:p>
      <text:p text:style-name="P9"><text:s text:c="2"/><text:tab/>m[m.length-1-i][m.length-1-j] = m[j][m.length-1-i]</text:p>
      <text:p text:style-name="P9"><text:s text:c="2"/><text:tab/>m[j][m.length-1-i] = aux</text:p>
      <text:p text:style-name="P9"/>
      <text:p text:style-name="P9"><text:s text:c="2"/>end </text:p>
      <text:p text:style-name="P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5T15:03:15.937834199</dc:date>
    <meta:editing-duration>PT9H39M59S</meta:editing-duration>
    <meta:editing-cycles>38</meta:editing-cycles>
    <meta:document-statistic meta:table-count="0" meta:image-count="0" meta:object-count="0" meta:page-count="1" meta:paragraph-count="10" meta:word-count="29" meta:character-count="250" meta:non-whitespace-character-count="211"/>
  </office:meta>
</office:document-meta>
</file>